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po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74LV8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74HCT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ND-G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00-00-00</text:date>, <text:time style:data-style-name="N2" text:time-value="09:12:21.080724682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09:10:20.675070305</meta:creation-date>
    <dc:date>2019-08-13T09:22:33.983949015</dc:date>
    <meta:editing-duration>PT11M58S</meta:editing-duration>
    <meta:editing-cycles>3</meta:editing-cycles>
    <meta:generator>LibreOffice/6.2.5.2$Linux_X86_64 LibreOffice_project/20$Build-2</meta:generator>
    <meta:document-statistic meta:table-count="1" meta:cell-count="11" meta:object-count="0"/>
  </office:meta>
</office:document-meta>
</file>